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107dcc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107dcc" style:font-size-asian="12pt" style:font-size-complex="12pt"/>
    </style:style>
    <style:style style:name="P4" style:family="paragraph" style:parent-style-name="Preformatted_20_Text">
      <style:text-properties officeooo:paragraph-rsid="00107dcc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107dcc" style:font-size-asian="12pt" style:font-size-complex="12pt"/>
    </style:style>
    <style:style style:name="P7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text-properties officeooo:paragraph-rsid="00107dcc"/>
    </style:style>
    <style:style style:name="P12" style:family="paragraph" style:parent-style-name="Text_20_body">
      <style:text-properties style:font-name="Liberation Serif" fo:font-size="12pt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107dcc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font-name="monospace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10" style:family="text">
      <style:text-properties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5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cti<text:span text:style-name="T12">c</text:span>e4: File system</text:p>
      <text:p text:style-name="P8"/>
      <text:p text:style-name="P8">1. Does the file /bin/cat exist ? What about /bin/dd and /bin/echo. What is the type of these files ?</text:p>
      <text:p text:style-name="P1">ls /bin/cat ; file /bin/cat</text:p>
      <text:p text:style-name="P1">ls /bin/dd ; file /bin/dd</text:p>
      <text:p text:style-name="P5"><text:span text:style-name="T5">ls /bin/echo ; file /bin/echo</text:span></text:p>
      <text:p text:style-name="P8"/>
      <text:p text:style-name="P8">2. What is the size of the Linux kernel file(s) (vmlinu*) in /boot ?</text:p>
      <text:p text:style-name="P1">ls -lh /boot/vm*</text:p>
      <text:p text:style-name="P12"/>
      <text:p text:style-name="P8">3. Create a directory ~/test. Then issue the following commands:</text:p>
      <text:p text:style-name="P8">cd ~/test</text:p>
      <text:p text:style-name="P8">dd if=/dev/zero of=zeroes.txt count=1 bs=100</text:p>
      <text:p text:style-name="P8">od zeroes.txt</text:p>
      <text:p text:style-name="P8">What is Happening? Can you describe the functionality of dd, od, /dev/zero ?</text:p>
      <text:p text:style-name="P3"><text:span text:style-name="T10">cd ~/test</text:span></text:p>
      <text:p text:style-name="P3">dd if=/dev/zero of=zeroes.txt count=1 bs=100</text:p>
      <text:p text:style-name="P6"><text:span text:style-name="T4">od zeroes.txt</text:span><text:line-break/></text:p>
      <text:p text:style-name="P8">4. Now issue the following command:</text:p>
      <text:p text:style-name="P9"><text:span text:style-name="T11">dd if=/dev/random of=random.txt count=1 bs=100 ; od random.txt</text:span></text:p>
      <text:p text:style-name="P8">Can you describe the functionality of /dev/random?</text:p>
      <text:p text:style-name="P2">dd if=/dev/random of=random.txt count=1 bs=100 ; od random.txt</text:p>
      <text:p text:style-name="P8"/>
      <text:p text:style-name="P8">5. Issue the following two commands, and look at the first character of each output line.</text:p>
      <text:p text:style-name="P8">ls -l /dev/sd* /dev/hd*</text:p>
      <text:p text:style-name="P8">ls -l /dev/tty* /dev/input/mou*</text:p>
      <text:p text:style-name="P8">Can you tell the difference between block and character devices ?</text:p>
      <text:p text:style-name="P3"><text:span text:style-name="T10">ls -l /dev/sd* /dev/hd*</text:span></text:p>
      <text:p text:style-name="P6"><text:span text:style-name="T4">ls -l /dev/tty* /dev/input/mou*</text:span><text:line-break/></text:p>
      <text:p text:style-name="P8">6. Use cat to display /etc/hosts and /etc/resolv.conf. What is your idea about the purpose of these files ?</text:p>
      <text:p text:style-name="P4"><text:span text:style-name="Strong_20_Emphasis"><text:span text:style-name="T8">/etc/hosts</text:span></text:span><text:bookmark text:name="idp53485472"/><text:span text:style-name="T9"> contains hostnames with their ip address </text:span></text:p>
      <text:p text:style-name="P4"><text:span text:style-name="Strong_20_Emphasis"><text:span text:style-name="T8">/etc/resolv.conf</text:span></text:span><text:bookmark text:name="idp53487216"/><text:span text:style-name="T8"> should contain the ip address of a DNS name server.</text:span></text:p>
      <text:p text:style-name="P12"/>
      <text:p text:style-name="P8">7. Are there any files in /etc/skel/ ? Check also for hidden files.</text:p>
      <text:p text:style-name="P1">Issue "ls -al /etc/skel/". Yes, there should be hidden files there.</text:p>
      <text:p text:style-name="P12"/>
      <text:p text:style-name="P8">8. Display /proc/cpuinfo. On what architecture is your Linux running ?</text:p>
      <text:p text:style-name="P5"><text:span text:style-name="T5">The file should contain at least one line with Intel or other cpu.</text:span></text:p>
      <text:p text:style-name="P8"/>
      <text:p text:style-name="P8">9. Display /proc/interrupts. What is the size of this file ? Where is this file stored ?</text:p>
      <text:p text:style-name="P10">The size is zero, yet the file contains data. It is not stored anywhere because /proc is a virtual file system that allows you to talk with the kernel. (If you answered "stored in RAM-memory, that is also correct...).</text:p>
      <text:p text:style-name="P13"><text:span text:style-name="T11">10. Can you enter the /root directory ? Are there (hidden) files ?</text:span></text:p>
      <text:p text:style-name="P11"><text:soft-page-break/><text:span text:style-name="T9">Try "cd /root". The </text:span><text:span text:style-name="Strong_20_Emphasis"><text:span text:style-name="T8">/root</text:span></text:span><text:span text:style-name="T9"> directory is not accessible for normal users on most modern Linux systems.</text:span></text:p>
      <text:p text:style-name="P8">11. Are ifconfig, fdisk, parted, shutdown and grub-install present in /sbin ? Why are these binaries in /sbin and not in /bin ?</text:p>
      <text:p text:style-name="P1">Because those files are only meant for system administrators.</text:p>
      <text:p text:style-name="P12"><text:line-break/><text:span text:style-name="T11">12. Is /var/log a file or a directory ? What about /var/spool ?</text:span></text:p>
      <text:p text:style-name="P5"><text:span text:style-name="T5">Both are directories.</text:span></text:p>
      <text:p text:style-name="P5"><text:span text:style-name="T5"/></text:p>
      <text:p text:style-name="P8">13. Open two command prompts (Ctrl-Shift-T in gnome-terminal) or terminals (Ctrl-Alt-F1,Ctrl-Alt-F2, ...) and issue the who am i in both. Then try to echo a word from one terminalto the other.</text:p>
      <text:p text:style-name="P3"><text:span text:style-name="T10">tty-terminal: echo Hello &gt; /dev/tty1</text:span></text:p>
      <text:p text:style-name="P6"><text:span text:style-name="T4">pts-terminal: echo Hello &gt; /dev/pts/1</text:span></text:p>
      <text:p text:style-name="P6"><text:span text:style-name="T4"/></text:p>
      <text:p text:style-name="P8">14. Read the man page of random and explain the difference between /dev/random and /dev/urandom.</text:p>
      <text:p text:style-name="P1">man 4 random</text:p>
      <text:p text:style-name="P1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xi sans" svg:font-family="'luxi sans'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3:40:46.995031843</meta:creation-date>
    <dc:date>2020-10-01T13:53:33.604591109</dc:date>
    <meta:editing-duration>PT26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46" meta:word-count="446" meta:character-count="2648" meta:non-whitespace-character-count="2242"/>
  </office:meta>
</office:document-meta>
</file>